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L'ashram et la première semaine</text:p>
      <text:p text:style-name="P1"/>
      <text:p text:style-name="P1"/>
      <text:p text:style-name="P1"><text:tab/>Après un trajet plus que mouvementé (/*liens article*/ ), nous pensions pouvoir nous reposer dans un bon lit bien douillet. Après quelques papier <text:s/>et l'aide d'Amrita (oui oui notre hôte s'appelle bien comme l'université). Nous nous attaquons à nos 11 étages grâce au « sans efforceur » (communément appelé ascenseur avec climatisation), nous arrivons alors sur une vue imprenable sur la mer. <text:s/></text:p>
      <text:p text:style-name="P1"/>
      <text:p text:style-name="P1"><text:tab/>Nous découvrons ensuite la chambre de Manuel et Moi et la ,..., un <text:s/>seul lit et deux matelas, trop bien ^^. Ce sont de simple chambres (~6m²+salle de bain-toilettes) <text:s/>avec ventilateur attention.</text:p>
      <text:p text:style-name="P1">Regarder plutôt par vous même : (/*Photos de la chambre*/). Et surprise à la fenêtre qui est la ? </text:p>
      <text:p text:style-name="P1">Nos amis les <text:s/>guêpes(/*gras*/) en train de construire un petit nid douillet.</text:p>
      <text:p text:style-name="P1"/>
      <text:p text:style-name="P1"><text:tab/>On nous conduite ensuite vers l' «  Indian cantine » de l'ashram(/*liens ashram*/) on nous sert alors une sorte de <text:s/>jus de légume accompagné du sauce coco et d'un chapati (l'équivalent du pain là-bas). Nous prenons également 2 bouteilles d'eau. Nous passons alors à la caisse :</text:p>
      <text:p text:style-name="P1">la dame nous dit gentiment : «  one handred Roupies please » nous tendons alors tous les trois notre billet de 100Rps(~1,4€), et elle nous répond nos «  one handred Roupies for the three ». Et c'est comme ça qu'à commencer le début de notre fortune !!</text:p>
      <text:p text:style-name="P1"/>
      <text:p text:style-name="P1"><text:tab/>Après ce long trajet nous plongeons dans un sommeil profond. Hugo se fait réveiller par son voisin, il aurait dit qu'il chantait. Et oui quoi de plus normal pour un ashram.</text:p>
      <text:p text:style-name="P1"/>
      <text:p text:style-name="P1"><text:tab/>Mais d'abord c'est quoi un ashram ? <text:s/></text:p>
      <text:p text:style-name="P1"><text:tab/>Cà se mange ??</text:p>
      <text:p text:style-name="P1"><text:tab/>Mais non pas du tout par contre l'ambiance peu en choquer plus d'un surtout Manu et Hugo qui ne se jamais venue en Inde. En gros c'est un peu comme un monastère mais version Indienne. </text:p>
      <text:p text:style-name="P1"><text:tab/>Ici la personne vénérer est Ama (sont nom complète est trop long :Mata Amritanandamayi).</text:p>
      <text:p text:style-name="P1"/>
      <text:p text:style-name="P1"><text:tab/>Dès le première jours <text:s/>cette ambiance religieuse nous as beaucoup perturber, pour vous donner une idée, si vous auriez proposer à Manu de repartir le premier soir ils n'aurait pas hésiter à rentrer, même à la nage c'est pour dire. Heureusement le lendemain nous avons <text:s/>été à l'université et</text:p>
      <text:p text:style-name="P1">la c'est pas exactement le même délire (enfin en face du moins) :</text:p>
      <text:p text:style-name="P1"/>
      <text:p text:style-name="P1"><text:tab/><text:tab/>-Sol de chaque étage en marbre blanc <text:s/>sur les 4 étages</text:p>
      <text:p text:style-name="P1"><text:tab/><text:tab/>-On enlèves les chaussure dans chaque salles</text:p>
      <text:p text:style-name="P1"><text:tab/><text:tab/>-Des canapés épais 4 fois comme nos matelas.</text:p>
      <text:p text:style-name="P1"/>
      <text:p text:style-name="P1"><text:tab/>Cependant nous avons très vite compris que tous (y compris à l'université tournait autour de Amma). Il est courant que l'une des 3 premières choses que vous demande quelqu'un lorsque vous le rencontrer est : « avez vous vu Amma ? ». </text:p>
      <text:p text:style-name="P1"/>
      <text:p text:style-name="P1"><text:tab/>Le troisième jours, nous avons été chercher notre « Prasade », <text:s/>un repas gratuit (trop bien) qui est béni par Amma, il y a plus de 600 personnes viennes se jours la à l'ashram.</text:p>
      <text:p text:style-name="P1"><text:tab/>Mais attention ne vous y tromper pas les hommes ne sont pas servis en même temps que les femmes, priorité aux hommes ( Un exemple de misogynie, un!)</text:p>
      <text:p text:style-name="P1"/>
      <text:p text:style-name="P1"><text:tab/>Sinon, les personnes du services de relations international sont super sympa, elle nous ont beaucoup aider, elle nous ont fait visiter le campus qui est super grand.</text:p>
      <text:p text:style-name="P1"><text:tab/>Le plus drôle si je puis dire est que à chaque fois que l'on venait les voir, ils nous demandaient d'attendre, et cela prenait en moyenne entre 15-25 minutes pour qu'ils soit disponible.</text:p>
      <text:p text:style-name="P1"><text:soft-page-break/>Alors pas le droit d'oublier le livre avec un rythme si acharné.</text:p>
      <text:p text:style-name="P1"/>
      <text:p text:style-name="P1"><text:tab/>Malgré ses débuts difficiles et après quelques jours Manuel et moi rencontrons enfin notre maître de stage le docteur Anand, qui à été prof au États-Unis pendant plus de 10 ans. Les élèves et les autres profs le considère un peu comme de Descoubes d'ici (pour ceux qui connaissent bien sur^^). <text:s/>En ce qui concerne le maître de stage d'Hugo c'est un peu plus compliqué : </text:p>
      <text:p text:style-name="P1">toujours pas de maître de stage en vu au bout de 2 semaines, je sens que l'on tiens un record.</text:p>
      <text:p text:style-name="P1"/>
      <text:p text:style-name="P1"><text:tab/></text:p>
      <text:p text:style-name="P1"><text:s/></text:p>
      <text:p text:style-name="P1"/>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ncent Le Costaouec</meta:initial-creator>
    <meta:creation-date>2015-05-22T00:33:46.47</meta:creation-date>
    <dc:date>2015-05-26T16:57:56.86</dc:date>
    <dc:creator>Vincent Le Costaouec</dc:creator>
    <meta:editing-duration>PT1H29M3S</meta:editing-duration>
    <meta:editing-cycles>27</meta:editing-cycles>
    <meta:generator>OpenOffice.org/3.3$Win32 OpenOffice.org_project/330m20$Build-9567</meta:generator>
    <meta:document-statistic meta:table-count="0" meta:image-count="0" meta:object-count="0" meta:page-count="2" meta:paragraph-count="28" meta:word-count="667" meta:character-count="3774"/>
  </office:meta>
</office:document-meta>
</file>